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55cm" fo:min-width="3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4" style:family="graphic" style:parent-style-name="standard">
      <style:graphic-properties draw:fill="none" draw:textarea-vertical-align="middle" draw:auto-grow-height="false" fo:min-height="2.868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5cm" fo:min-width="3.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35cm" fo:min-width="3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6cm" svg:height="1.8cm" svg:x="1.8cm" svg:y="5.5cm">
          <text:p text:style-name="P1"><text:span text:style-name="T1">Crowd-voc:Tas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6.3cm" svg:x2="11.6cm" svg:y2="6.3cm">
          <text:p/>
        </draw:line>
        <draw:frame draw:style-name="gr3" draw:text-style-name="P3" draw:layer="layout" svg:width="5.6cm" svg:height="0.883cm" svg:x="5.8cm" svg:y="5.3cm">
          <draw:text-box>
            <text:p><text:span text:style-name="T2">crowd-</text:span><text:span text:style-name="T2">voc:hasQuestion</text:span><text:span text:style-name="T2">List</text:span></text:p>
          </draw:text-box>
        </draw:frame>
        <draw:custom-shape draw:style-name="gr4" draw:text-style-name="P2" draw:layer="layout" svg:width="0.6cm" svg:height="3.4cm" svg:x="12cm" svg:y="4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6cm" svg:height="3.4cm" svg:x="21.5cm" svg:y="4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2" draw:layer="layout" svg:width="3.9cm" svg:height="2cm" svg:x="12.3cm" svg:y="5.1cm">
          <text:p text:style-name="P1"><text:span text:style-name="T1">Crowd-voc:Ques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cm" svg:height="2cm" svg:x="17.9cm" svg:y="5.1cm">
          <text:p text:style-name="P1"><text:span text:style-name="T1">Crowd-voc:Question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cm" svg:height="0.883cm" svg:x="16.5cm" svg:y="5.7cm">
          <draw:text-box>
            <text:p><text:span text:style-name="T2">…</text:span><text:span text:style-name="T2">.</text:span><text:span text:style-name="T2">.</text:span></text:p>
          </draw:text-box>
        </draw:frame>
        <draw:frame draw:style-name="gr3" draw:text-style-name="P3" draw:layer="layout" svg:width="2cm" svg:height="0.883cm" svg:x="21.6cm" svg:y="3.917cm">
          <draw:text-box>
            <text:p><text:span text:style-name="T2"><text:s/></text:span><text:span text:style-name="T2">r</text:span><text:span text:style-name="T2">d</text:span><text:span text:style-name="T2">f</text:span><text:span text:style-name="T2">:</text:span><text:span text:style-name="T2">l</text:span><text:span text:style-name="T2">i</text:span><text:span text:style-name="T2">s</text:span><text:span text:style-name="T2">t</text:span></text:p>
          </draw:text-box>
        </draw:frame>
        <draw:line draw:style-name="gr2" draw:text-style-name="P2" draw:layer="layout" svg:x1="3.4cm" svg:y1="5.5cm" svg:x2="3.4cm" svg:y2="3cm">
          <text:p/>
        </draw:line>
        <draw:custom-shape draw:style-name="gr6" draw:text-style-name="P2" draw:layer="layout" svg:width="4.2cm" svg:height="2cm" svg:x="1.4cm" svg:y="1cm">
          <text:p text:style-name="P1"><text:span text:style-name="T1">ex:Crowd</text:span><text:span text:style-name="T1"><text:line-break/></text:span><text:span text:style-name="T1">(a prov:Organization)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8cm" svg:height="1.115cm" svg:x="1.5cm" svg:y="3.917cm">
          <draw:text-box>
            <text:p><text:span text:style-name="T2">Pro</text:span><text:span text:style-name="T2">v:w</text:span><text:span text:style-name="T2">asA</text:span><text:span text:style-name="T2">sso</text:span><text:span text:style-name="T2">ciat</text:span><text:span text:style-name="T2">edW</text:span><text:span text:style-name="T2">ith</text:span></text:p>
          </draw:text-box>
        </draw:frame>
        <draw:line draw:style-name="gr2" draw:text-style-name="P2" draw:layer="layout" svg:x1="5.6cm" svg:y1="2cm" svg:x2="11.8cm" svg:y2="2cm">
          <text:p/>
        </draw:line>
        <draw:custom-shape draw:style-name="gr6" draw:text-style-name="P2" draw:layer="layout" svg:width="4.2cm" svg:height="2cm" svg:x="11.8cm" svg:y="1cm">
          <text:p text:style-name="P1"><text:span text:style-name="T1">ex:Crowdworker</text:span><text:span text:style-name="T1"><text:line-break/></text:span><text:span text:style-name="T1">(a prov:Person)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8cm" svg:height="0.683cm" svg:x="6.5cm" svg:y="1.2cm">
          <draw:text-box>
            <text:p><text:span text:style-name="T2">vcard:hasMember</text:span></text:p>
          </draw:text-box>
        </draw:frame>
        <draw:line draw:style-name="gr2" draw:text-style-name="P2" draw:layer="layout" svg:x1="14cm" svg:y1="7.1cm" svg:x2="14.001cm" svg:y2="11.3cm">
          <text:p/>
        </draw:line>
        <draw:line draw:style-name="gr2" draw:text-style-name="P2" draw:layer="layout" svg:x1="14.001cm" svg:y1="7.1cm" svg:x2="17cm" svg:y2="10.8cm">
          <text:p/>
        </draw:line>
        <draw:frame draw:style-name="gr9" draw:text-style-name="P3" draw:layer="layout" svg:width="4.6cm" svg:height="0.683cm" draw:transform="rotate (-0.00244346095279215) translate (14.202cm 8.6cm)">
          <draw:text-box>
            <text:p><text:span text:style-name="T2">crowd-</text:span><text:span text:style-name="T2">voc:hasText</text:span></text:p>
          </draw:text-box>
        </draw:frame>
        <draw:frame draw:style-name="gr9" draw:text-style-name="P3" draw:layer="layout" svg:width="3cm" svg:height="0.683cm" svg:x="12.8cm" svg:y="9.8cm">
          <draw:text-box>
            <text:p><text:span text:style-name="T2">Rdfs:seeAlso</text:span></text:p>
          </draw:text-box>
        </draw:frame>
        <draw:frame draw:style-name="gr10" draw:text-style-name="P3" draw:layer="layout" svg:width="5.539cm" svg:height="0.963cm" draw:transform="rotate (-0.61226150159961) translate (6.911cm 7.105cm)">
          <draw:text-box>
            <text:p><text:span text:style-name="T2">crowd-voc:hasType</text:span></text:p>
          </draw:text-box>
        </draw:frame>
        <draw:frame draw:style-name="gr11" draw:text-style-name="P3" draw:layer="layout" svg:width="4.4cm" svg:height="1.2cm" svg:x="12.2cm" svg:y="11.4cm">
          <draw:text-box>
            <text:p><text:span text:style-name="T2">(Other representation of the question)</text:span></text:p>
          </draw:text-box>
        </draw:frame>
        <draw:frame draw:style-name="gr12" draw:text-style-name="P3" draw:layer="layout" svg:width="4.4cm" svg:height="0.8cm" svg:x="17cm" svg:y="10.4cm">
          <draw:text-box>
            <text:p><text:span text:style-name="T2">“</text:span><text:span text:style-name="T2">Text of the question”</text:span></text:p>
          </draw:text-box>
        </draw:frame>
        <draw:frame draw:style-name="gr12" draw:text-style-name="P3" draw:layer="layout" svg:width="3.188cm" svg:height="0.8cm" svg:x="8.2cm" svg:y="10cm">
          <draw:text-box>
            <text:p><text:span text:style-name="T2">“</text:span><text:span text:style-name="T2">QuestionType”</text:span></text:p>
          </draw:text-box>
        </draw:frame>
        <draw:line draw:style-name="gr2" draw:text-style-name="P2" draw:layer="layout" svg:x1="5.4cm" svg:y1="7.3cm" svg:x2="9.6cm" svg:y2="10cm">
          <text:p/>
        </draw:line>
        <draw:line draw:style-name="gr2" draw:text-style-name="P2" draw:layer="layout" svg:x1="5.4cm" svg:y1="7.3cm" svg:x2="8.2cm" svg:y2="13.8cm">
          <text:p/>
        </draw:line>
        <draw:frame draw:style-name="gr13" draw:text-style-name="P3" draw:layer="layout" svg:width="5.8cm" svg:height="1.547cm" svg:x="6.2cm" svg:y="11.6cm">
          <draw:text-box>
            <text:p><text:span text:style-name="T2">Crowd-voc: hasAggregationMethod</text:span></text:p>
          </draw:text-box>
        </draw:frame>
        <draw:frame draw:style-name="gr12" draw:text-style-name="P3" draw:layer="layout" svg:width="3.188cm" svg:height="0.8cm" svg:x="8.2cm" svg:y="13.6cm">
          <draw:text-box>
            <text:p><text:span text:style-name="T2">“</text:span><text:span text:style-name="T2">Method”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3.6cm" svg:height="1.8cm" svg:x="1.8cm" svg:y="5.5cm">
          <text:p text:style-name="P1"><text:span text:style-name="T1">Crowd-voc:Tas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cm" svg:y1="6.301cm" svg:x2="11.6cm" svg:y2="6.301cm">
          <text:p/>
        </draw:line>
        <draw:frame draw:style-name="gr3" draw:text-style-name="P3" draw:layer="layout" svg:width="5.6cm" svg:height="0.883cm" svg:x="5.8cm" svg:y="5.301cm">
          <draw:text-box>
            <text:p><text:span text:style-name="T2">crowd-voc:hasSubTasks</text:span></text:p>
          </draw:text-box>
        </draw:frame>
        <draw:custom-shape draw:style-name="gr5" draw:text-style-name="P2" xml:id="id1" draw:id="id1" draw:layer="layout" svg:width="3.9cm" svg:height="2cm" svg:x="12.3cm" svg:y="5.101cm">
          <text:p text:style-name="P1"><text:span text:style-name="T1">Crowd-voc:Tas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cm" svg:height="2cm" svg:x="17.9cm" svg:y="5.101cm">
          <text:p text:style-name="P1"><text:span text:style-name="T1">Crowd-</text:span><text:span text:style-name="T1">voc:Tas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cm" svg:height="0.883cm" svg:x="16.5cm" svg:y="5.701cm">
          <draw:text-box>
            <text:p><text:span text:style-name="T3">,</text:span></text:p>
          </draw:text-box>
        </draw:frame>
        <draw:frame draw:style-name="gr3" draw:text-style-name="P3" draw:layer="layout" svg:width="2cm" svg:height="0.883cm" svg:x="21.6cm" svg:y="3.918cm">
          <draw:text-box>
            <text:p><text:span text:style-name="T2"><text:s/></text:span><text:span text:style-name="T2">rdf:list</text:span></text:p>
          </draw:text-box>
        </draw:frame>
        <draw:custom-shape draw:style-name="gr4" draw:text-style-name="P2" draw:layer="layout" svg:width="0.6cm" svg:height="3.4cm" svg:x="12.001cm" svg:y="4.5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6cm" svg:height="3.4cm" svg:x="21.501cm" svg:y="4.5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5" draw:text-style-name="P2" draw:layer="layout" svg:width="3.6cm" svg:height="1.6cm" svg:x="1.801cm" svg:y="10.1cm">
          <text:p text:style-name="P1"><text:span text:style-name="T4">d</text:span><text:span text:style-name="T4">c</text:span><text:span text:style-name="T4">a</text:span><text:span text:style-name="T4">t</text:span><text:span text:style-name="T4">: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cm" svg:y1="7.3cm" svg:x2="3.6cm" svg:y2="10.1cm">
          <text:p/>
        </draw:line>
        <draw:frame draw:style-name="gr9" draw:text-style-name="P3" draw:layer="layout" svg:width="4.6cm" svg:height="0.683cm" svg:x="1.2cm" svg:y="8.117cm">
          <draw:text-box>
            <text:p><text:span text:style-name="T2">Prov:wasGeneratedBy</text:span></text:p>
          </draw:text-box>
        </draw:frame>
        <draw:line draw:style-name="gr2" draw:text-style-name="P2" draw:layer="layout" svg:x1="3.6cm" svg:y1="5.5cm" svg:x2="3.6cm" svg:y2="3cm">
          <text:p/>
        </draw:line>
        <draw:frame draw:style-name="gr7" draw:text-style-name="P3" draw:layer="layout" svg:width="2.6cm" svg:height="1.115cm" svg:x="1.4cm" svg:y="3.8cm">
          <draw:text-box>
            <text:p><text:span text:style-name="T2">Prov:used</text:span></text:p>
          </draw:text-box>
        </draw:frame>
        <draw:custom-shape draw:style-name="gr15" draw:text-style-name="P2" xml:id="id2" draw:id="id2" draw:layer="layout" svg:width="3.6cm" svg:height="1.6cm" svg:x="1.8cm" svg:y="1.4cm">
          <text:p text:style-name="P1"><text:span text:style-name="T4">d</text:span><text:span text:style-name="T4">c</text:span><text:span text:style-name="T4">a</text:span><text:span text:style-name="T4">t</text:span><text:span text:style-name="T4">: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6cm" svg:height="1.6cm" svg:x="12.301cm" svg:y="9.9cm">
          <text:p text:style-name="P1"><text:span text:style-name="T4">dcat:Datase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1cm" svg:y1="7.1cm" svg:x2="14.1cm" svg:y2="9.9cm">
          <text:p/>
        </draw:line>
        <draw:frame draw:style-name="gr9" draw:text-style-name="P3" draw:layer="layout" svg:width="4.6cm" svg:height="0.683cm" svg:x="11.7cm" svg:y="8.117cm">
          <draw:text-box>
            <text:p><text:span text:style-name="T2">Prov:wasGeneratedBy</text:span></text:p>
          </draw:text-box>
        </draw:frame>
        <draw:line draw:style-name="gr2" draw:text-style-name="P2" draw:layer="layout" svg:x1="20cm" svg:y1="7.101cm" svg:x2="15.901cm" svg:y2="10.8cm">
          <text:p/>
        </draw:line>
        <draw:frame draw:style-name="gr7" draw:text-style-name="P3" draw:layer="layout" svg:width="2.6cm" svg:height="1.115cm" svg:x="18cm" svg:y="9cm">
          <draw:text-box>
            <text:p><text:span text:style-name="T2">Prov:used</text:span></text:p>
          </draw:text-box>
        </draw:frame>
        <draw:connector draw:style-name="gr2" draw:text-style-name="P2" draw:layer="layout" svg:x1="14.25cm" svg:y1="5.101cm" svg:x2="5.4cm" svg:y2="2.2cm" draw:start-shape="id1" draw:start-glue-point="0" draw:end-shape="id2" draw:end-glue-point="1" svg:d="M14250 5101v-2901h-8850" svg:viewBox="0 0 8851 2902">
          <text:p/>
        </draw:connector>
        <draw:frame draw:style-name="gr7" draw:text-style-name="P3" draw:layer="layout" svg:width="2.6cm" svg:height="1.115cm" svg:x="9.4cm" svg:y="1.4cm">
          <draw:text-box>
            <text:p><text:span text:style-name="T2">Prov:used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7:50:21.407626337</meta:creation-date>
    <dc:date>2019-06-18T18:59:56.501129295</dc:date>
    <meta:editing-duration>PT7M7S</meta:editing-duration>
    <meta:editing-cycles>1</meta:editing-cycles>
    <meta:document-statistic meta:object-count="74"/>
    <meta:generator>LibreOffice/6.0.7.3$Linux_X86_64 LibreOffice_project/00m0$Build-3</meta:generator>
  </office:meta>
</office:document-meta>
</file>